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8" style:family="paragraph" style:parent-style-name="Standard">
      <style:text-properties officeooo:paragraph-rsid="002bce7d"/>
    </style:style>
    <style:style style:name="P19" style:family="paragraph" style:parent-style-name="Standard">
      <style:text-properties fo:font-size="8pt" officeooo:paragraph-rsid="004ae8b2" style:font-size-asian="7pt" style:font-size-complex="8pt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paragraph-rsid="004f0691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41d8a" officeooo:paragraph-rsid="00541d8a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5beef" officeooo:paragraph-rsid="0055beef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73c38" officeooo:paragraph-rsid="00573c38"/>
    </style:style>
    <style:style style:name="P26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 fo:font-weight="normal" officeooo:rsid="000b55d5" style:font-weight-asian="normal" style:font-weight-complex="normal"/>
    </style:style>
    <style:style style:name="T4" style:family="text">
      <style:text-properties fo:color="#000000" loext:opacity="100%" fo:font-size="12pt" fo:letter-spacing="-0.016cm" fo:language="es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loext:opacity="100%" fo:font-size="12pt" fo:letter-spacing="-0.016cm" fo:language="es" fo:country="ES" fo:font-weight="normal" officeooo:rsid="00541d8a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fo:letter-spacing="-0.016cm" fo:language="es" fo:country="ES" fo:font-weight="normal" officeooo:rsid="0055bee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2pt" fo:letter-spacing="-0.016cm" fo:language="es" fo:country="ES" fo:font-weight="normal" officeooo:rsid="00573c38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letter-spacing="-0.016cm" fo:language="es" fo:country="ES" fo:font-weight="normal" officeooo:rsid="00574e33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541d8a"/>
    </style:style>
    <style:style style:name="T10" style:family="text">
      <style:text-properties officeooo:rsid="0055beef"/>
    </style:style>
    <style:style style:name="T11" style:family="text">
      <style:text-properties officeooo:rsid="00573c38"/>
    </style:style>
    <style:style style:name="T12" style:family="text">
      <style:text-properties officeooo:rsid="005933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518698811296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1518698815040">
          <table:table-cell table:style-name="Tabla1.A2" office:value-type="string">
            <text:p text:style-name="P5"/>
            <text:p text:style-name="P20">La empresa <text:span text:style-name="T9">CorteLimpio</text:span> S.A, <text:span text:style-name="T9">desea informatizar su servicio de Peluquería </text:span><text:span text:style-name="T12">en Teis y analizar si propagarlo a otras dependencias</text:span>.</text:p>
            <text:p text:style-name="P20">El <text:span text:style-name="T9">jefa</text:span>, <text:span text:style-name="T9">Fulgencia</text:span>, <text:span text:style-name="T9">ha</text:span> aportando la siguiente información <text:span text:style-name="T9">de los datos con los que trabaja</text:span>:</text:p>
            <text:list xml:id="list1369842723" text:style-name="L1">
              <text:list-item>
                <text:p text:style-name="P21"><text:span text:style-name="T9">De c</text:span>ada Emplead<text:span text:style-name="T10">a</text:span> <text:span text:style-name="T10">su</text:span><text:span text:style-name="T9"> NIF, Nombre, Apellidos, Fecha de contratación, Domicilio, Teléfono y Especialidades (masaje, corte, color, manicura, pedicura, rulos,...)</text:span>. <text:span text:style-name="T11">Además interesa tener su correo electrónico.</text:span></text:p>
              </text:list-item>
              <text:list-item>
                <text:p text:style-name="P22"><text:span text:style-name="T3">De cada </text:span><text:span text:style-name="T5">Client</text:span><text:span text:style-name="T6">a</text:span><text:span text:style-name="T5"> </text:span><text:span text:style-name="T6">su</text:span><text:span text:style-name="T5"> NIF, Nombre, Apellidos, Profesión, Domicilio,Teléfono y tratamientos médicos a los que se ha sometido. </text:span><text:span text:style-name="T7">Interesa también conocer su correo electrónico.</text:span></text:p>
              </text:list-item>
              <text:list-item>
                <text:p text:style-name="P23"><text:span text:style-name="T4">De cada Servicio prestado </text:span><text:span text:style-name="T6">la</text:span><text:span text:style-name="T4"> Emplead</text:span><text:span text:style-name="T6">a</text:span><text:span text:style-name="T4"> que lo ha prestado, </text:span><text:span text:style-name="T6">la </text:span><text:span text:style-name="T4">Client</text:span><text:span text:style-name="T6">a</text:span><text:span text:style-name="T4"> atendid</text:span><text:span text:style-name="T6">a</text:span><text:span text:style-name="T4">, tipo de servicio, </text:span><text:span text:style-name="T6">el </text:span><text:span text:style-name="T4">grado de satisfacción, </text:span><text:span text:style-name="T6">la</text:span><text:span text:style-name="T4"> duración, </text:span><text:span text:style-name="T6">el </text:span><text:span text:style-name="T4">precio, </text:span><text:span text:style-name="T6">la </text:span><text:span text:style-name="T4">fecha y </text:span><text:span text:style-name="T6">la </text:span><text:span text:style-name="T4">hora.</text:span></text:p>
              </text:list-item>
              <text:list-item>
                <text:p text:style-name="P23"><text:span text:style-name="T4">De cada Producto cosmético </text:span><text:span text:style-name="T6">su</text:span><text:span text:style-name="T4"> identificador, </text:span><text:span text:style-name="T6">el </text:span><text:span text:style-name="T4">Nombre, </text:span><text:span text:style-name="T6">el Tipo, la Descripción, la </text:span><text:span text:style-name="T4">Cantidad y </text:span><text:span text:style-name="T6">el </text:span><text:span text:style-name="T4">Precio.</text:span></text:p>
              </text:list-item>
              <text:list-item>
                <text:p text:style-name="P24"><text:span text:style-name="T4">De los Proveedores de los Productos co</text:span><text:span text:style-name="T7">s</text:span><text:span text:style-name="T4">méticos su CIF, nombre, dirección, teléfono, fax, </text:span><text:span text:style-name="T7">responsable de contacto y correo electrónico.</text:span></text:p>
              </text:list-item>
              <text:list-item>
                <text:p text:style-name="P24"><text:span text:style-name="T4">De las ventas de los Productos </text:span><text:span text:style-name="T7">c</text:span><text:span text:style-name="T4">o</text:span><text:span text:style-name="T7">s</text:span><text:span text:style-name="T4">méticos a las Clientas su fecha, precio, comisión y qué Empleada lo ha realizado.</text:span></text:p>
              </text:list-item>
              <text:list-item>
                <text:p text:style-name="P25"><text:span text:style-name="T4">De los Productos cosméticos enviados por los Proveedores su fecha, precio </text:span><text:span text:style-name="T8">y Proveedor que los ha enviado</text:span><text:span text:style-name="T4">.</text:span></text:p>
              </text:list-item>
            </text:list>
            <text:p text:style-name="P4"/>
          </table:table-cell>
        </table:table-row>
      </table:table>
      <text:p text:style-name="P18"/>
      <text:p text:style-name="P18"/>
      <text:p text:style-name="P18"/>
      <table:table table:name="Tabla11" table:style-name="Tabla11">
        <table:table-column table:style-name="Tabla11.A"/>
        <table:table-row table:style-name="TableLine1518698811872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6"/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6">Entidad</text:p>
          </table:table-cell>
          <table:table-cell table:style-name="Tabla2.A1" office:value-type="string">
            <text:p text:style-name="P16">Clave primaria</text:p>
          </table:table-cell>
          <table:table-cell table:style-name="Tabla2.A1" office:value-type="string">
            <text:p text:style-name="P16">Clave Secundaria</text:p>
          </table:table-cell>
          <table:table-cell table:style-name="Tabla2.A1" office:value-type="string">
            <text:p text:style-name="P17">Clave foránea</text:p>
          </table:table-cell>
          <table:table-cell table:style-name="Tabla2.A1" office:value-type="string">
            <text:p text:style-name="P16">Atributos NO primos</text:p>
          </table:table-cell>
          <table:table-cell table:style-name="Tabla2.F1" office:value-type="string">
            <text:p text:style-name="P16">Atributos multivaluados</text:p>
          </table:table-cell>
        </table:table-row>
        <table:table-row table:style-name="TableLine1518698813600"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13"/>
          </table:table-cell>
          <table:table-cell table:style-name="Tabla2.F2" office:value-type="string">
            <text:p text:style-name="P12"/>
          </table:table-cell>
        </table:table-row>
        <table:table-row table:style-name="TableLine1518698814464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list xml:id="list3885944694" text:style-name="L2">
              <text:list-header>
                <text:p text:style-name="P26"/>
              </text:list-header>
            </text:list>
          </table:table-cell>
          <table:table-cell table:style-name="Tabla2.F3" office:value-type="string">
            <text:p text:style-name="P7"/>
          </table:table-cell>
        </table:table-row>
        <table:table-row table:style-name="TableLine1518701159552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0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518701158112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518701154656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518701156384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18T16:39:12.331000000</dc:date>
    <meta:editing-duration>PT4H27M37S</meta:editing-duration>
    <meta:editing-cycles>64</meta:editing-cycles>
    <meta:generator>LibreOffice/7.3.3.2$Windows_X86_64 LibreOffice_project/d1d0ea68f081ee2800a922cac8f79445e4603348</meta:generator>
    <meta:document-statistic meta:table-count="4" meta:image-count="0" meta:object-count="0" meta:page-count="2" meta:paragraph-count="28" meta:word-count="225" meta:character-count="1472" meta:non-whitespace-character-count="1282"/>
  </office:meta>
</office:document-meta>
</file>